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style:page-number="auto" table:align="left"/>
    </style:style>
    <style:style style:name="Table1.A" style:family="table-column">
      <style:table-column-properties style:column-width="16.90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95cm" fo:margin-left="0cm" fo:margin-right="-0.169cm" fo:margin-top="0cm" fo:margin-bottom="0cm" table:align="margins"/>
    </style:style>
    <style:style style:name="Table2.A" style:family="table-column">
      <style:table-column-properties style:column-width="12.252cm" style:rel-column-width="48093*"/>
    </style:style>
    <style:style style:name="Table2.B" style:family="table-column">
      <style:table-column-properties style:column-width="1cm" style:rel-column-width="3925*"/>
    </style:style>
    <style:style style:name="Table2.C" style:family="table-column">
      <style:table-column-properties style:column-width="3.443cm" style:rel-column-width="13517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42cm" fo:margin-left="0cm" fo:margin-right="-0.116cm" fo:margin-top="0cm" fo:margin-bottom="0cm" table:align="margins"/>
    </style:style>
    <style:style style:name="Table3.A" style:family="table-column">
      <style:table-column-properties style:column-width="2.962cm" style:rel-column-width="11662*"/>
    </style:style>
    <style:style style:name="Table3.B" style:family="table-column">
      <style:table-column-properties style:column-width="0.519cm" style:rel-column-width="2042*"/>
    </style:style>
    <style:style style:name="Table3.C" style:family="table-column">
      <style:table-column-properties style:column-width="1.018cm" style:rel-column-width="4007*"/>
    </style:style>
    <style:style style:name="Table3.D" style:family="table-column">
      <style:table-column-properties style:column-width="12.144cm" style:rel-column-width="47824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3" style:family="table-row">
      <style:table-row-properties style:min-row-height="0.529cm"/>
    </style:style>
    <style:style style:name="Table4" style:family="table">
      <style:table-properties style:width="13.012cm" fo:margin-left="-0.122cm" fo:margin-right="-0.108cm" fo:margin-top="0cm" fo:margin-bottom="0cm" table:align="margins"/>
    </style:style>
    <style:style style:name="Table4.A" style:family="table-column">
      <style:table-column-properties style:column-width="0.979cm" style:rel-column-width="4931*"/>
    </style:style>
    <style:style style:name="Table4.B" style:family="table-column">
      <style:table-column-properties style:column-width="2.988cm" style:rel-column-width="15051*"/>
    </style:style>
    <style:style style:name="Table4.C" style:family="table-column">
      <style:table-column-properties style:column-width="0.582cm" style:rel-column-width="2932*"/>
    </style:style>
    <style:style style:name="Table4.D" style:family="table-column">
      <style:table-column-properties style:column-width="8.463cm" style:rel-column-width="42621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6.642cm" fo:margin-left="0cm" fo:margin-right="-0.116cm" table:align="margins"/>
    </style:style>
    <style:style style:name="Table5.A" style:family="table-column">
      <style:table-column-properties style:column-width="8.992cm" style:rel-column-width="35410*"/>
    </style:style>
    <style:style style:name="Table5.B" style:family="table-column">
      <style:table-column-properties style:column-width="7.65cm" style:rel-column-width="30125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609cm" fo:margin-left="9.028cm" fo:margin-right="-0.111cm" table:align="margins"/>
    </style:style>
    <style:style style:name="Table6.A" style:family="table-column">
      <style:table-column-properties style:column-width="7.609cm" style:rel-column-width="65535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7" style:family="table">
      <style:table-properties style:width="7.62cm" fo:margin-left="9.028cm" fo:margin-right="-0.122cm" table:align="margins"/>
    </style:style>
    <style:style style:name="Table7.A" style:family="table-column">
      <style:table-column-properties style:column-width="7.62cm" style:rel-column-width="65535*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7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8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9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1" style:family="paragraph" style:parent-style-name="Standard">
      <style:paragraph-properties fo:margin-top="0cm" fo:margin-bottom="0cm" fo:line-height="100%"/>
      <style:text-properties fo:font-size="11pt" style:font-size-asian="11pt" style:font-size-complex="11pt"/>
    </style:style>
    <style:style style:name="P12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3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T1" style:family="text">
      <style:text-properties style:font-name="Tahoma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>T-11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6">SURAT PERINTAH PEMERIKSAAN KESEHATAN TAHANAN</text:p>
          </table:table-cell>
        </table:table-row>
        <table:table-row>
          <table:table-cell table:style-name="Table1.A1" office:value-type="string">
            <text:p text:style-name="P5">NOMOR : PRINT- {no_surat}</text:p>
            <text:p text:style-name="P5"/>
          </table:table-cell>
        </table:table-row>
        <table:table-row>
          <table:table-cell table:style-name="Table1.A1" office:value-type="string">
            <text:p text:style-name="P5">KEPALA {nama_satker}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rows-spanned="2" office:value-type="string">
                  <text:p text:style-name="P2">Dasar</text:p>
                </table:table-cell>
                <table:table-cell table:style-name="Table3.A1" table:number-rows-spanned="2" office:value-type="string">
                  <text:p text:style-name="P2">:</text:p>
                </table:table-cell>
                <table:table-cell table:style-name="Table3.A1" office:value-type="string">
                  <text:p text:style-name="P11"><text:span text:style-name="T1">[!-- BEGIN Dasar --]</text:span><text:span text:style-name="T1">{nourut}</text:span></text:p>
                </table:table-cell>
                <table:table-cell table:style-name="Table3.A1" office:value-type="string">
                  <text:p text:style-name="P12">{isidetail}</text:p>
                </table:table-cell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10">[!-- END Dasar --]</text:p>
                </table:table-cell>
                <table:table-cell table:style-name="Table3.A1" office:value-type="string">
                  <text:p text:style-name="P8"/>
                </table:table-cell>
              </table:table-row>
              <table:table-row table:style-name="Table3.3">
                <table:table-cell table:style-name="Table3.A1" table:number-rows-spanned="2" office:value-type="string">
                  <text:p text:style-name="P2">Pertimbangan</text:p>
                </table:table-cell>
                <table:table-cell table:style-name="Table3.A1" table:number-rows-spanned="2" office:value-type="string">
                  <text:p text:style-name="P2">:</text:p>
                </table:table-cell>
                <table:table-cell table:style-name="Table3.A1" office:value-type="string">
                  <text:p text:style-name="P7">1.</text:p>
                </table:table-cell>
                <table:table-cell table:style-name="Table3.A1" office:value-type="string">
                  <text:p text:style-name="P8">Hasil pemeriksaan kesehatan tersangka yang dibuat oleh dokter {isi1} (Lembaga) {isi2} (Kejaksaan) {isi3} (Puskesmas).</text:p>
                </table:table-cell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7">2.</text:p>
                </table:table-cell>
                <table:table-cell table:style-name="Table3.A1" office:value-type="string">
                  <text:p text:style-name="P8">Permintaan Penyidik</text:p>
                </table:table-cell>
              </table:table-row>
              <table:table-row>
                <table:table-cell table:style-name="Table3.A1" table:number-columns-spanned="4" office:value-type="string">
                  <text:p text:style-name="P5"/>
                  <text:p text:style-name="P5">MEMERINTAHKAN</text:p>
                  <text:p text:style-name="P5"/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">Kepada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table:number-columns-spanned="2" office:value-type="string">
                  <table:table table:name="Table4" table:style-name="Table4">
                    <table:table-column table:style-name="Table4.A"/>
                    <table:table-column table:style-name="Table4.B"/>
                    <table:table-column table:style-name="Table4.C"/>
                    <table:table-column table:style-name="Table4.D"/>
                    <table:table-row>
                      <table:table-cell table:style-name="Table4.A1" office:value-type="string">
                        <text:p text:style-name="P9">[!-- BEGIN Jaksa --]{noUrut}</text:p>
                      </table:table-cell>
                      <table:table-cell table:style-name="Table4.A1" office:value-type="string">
                        <text:p text:style-name="P12">Nama</text:p>
                      </table:table-cell>
                      <table:table-cell table:style-name="Table4.A1" office:value-type="string">
                        <text:p text:style-name="P12">:</text:p>
                      </table:table-cell>
                      <table:table-cell table:style-name="Table4.A1" office:value-type="string">
                        <text:p text:style-name="P12">{namaJaksa}</text:p>
                      </table:table-cell>
                    </table:table-row>
                    <table:table-row>
                      <table:table-cell table:style-name="Table4.A1" office:value-type="string">
                        <text:p text:style-name="P9"/>
                      </table:table-cell>
                      <table:table-cell table:style-name="Table4.A1" office:value-type="string">
                        <text:p text:style-name="P12">Pangkat</text:p>
                      </table:table-cell>
                      <table:table-cell table:style-name="Table4.A1" office:value-type="string">
                        <text:p text:style-name="P12">:</text:p>
                      </table:table-cell>
                      <table:table-cell table:style-name="Table4.A1" office:value-type="string">
                        <text:p text:style-name="P12">{pangkatJaksa}</text:p>
                      </table:table-cell>
                    </table:table-row>
                    <table:table-row>
                      <table:table-cell table:style-name="Table4.A1" office:value-type="string">
                        <text:p text:style-name="P9"/>
                      </table:table-cell>
                      <table:table-cell table:style-name="Table4.A1" office:value-type="string">
                        <text:p text:style-name="P12">NIP/NRP</text:p>
                      </table:table-cell>
                      <table:table-cell table:style-name="Table4.A1" office:value-type="string">
                        <text:p text:style-name="P12">:</text:p>
                      </table:table-cell>
                      <table:table-cell table:style-name="Table4.A1" office:value-type="string">
                        <text:p text:style-name="P12">{nipJaksa}</text:p>
                      </table:table-cell>
                    </table:table-row>
                    <table:table-row>
                      <table:table-cell table:style-name="Table4.A1" office:value-type="string">
                        <text:p text:style-name="P9">[!-- END Jaksa --]</text:p>
                      </table:table-cell>
                      <table:table-cell table:style-name="Table4.A1" office:value-type="string">
                        <text:p text:style-name="P9"/>
                      </table:table-cell>
                      <table:table-cell table:style-name="Table4.A1" office:value-type="string">
                        <text:p text:style-name="P9"/>
                      </table:table-cell>
                      <table:table-cell table:style-name="Table4.A1" office:value-type="string">
                        <text:p text:style-name="P9"/>
                      </table:table-cell>
                    </table:table-row>
                  </table:table>
                  <text:p text:style-name="P2"/>
                </table:table-cell>
                <table:covered-table-cell/>
              </table:table-row>
              <table:table-row>
                <table:table-cell table:style-name="Table3.A1" table:number-rows-spanned="3" office:value-type="string">
                  <text:p text:style-name="P2">Untuk</text:p>
                </table:table-cell>
                <table:table-cell table:style-name="Table3.A1" table:number-rows-spanned="3" office:value-type="string">
                  <text:p text:style-name="P2">:</text:p>
                </table:table-cell>
                <table:table-cell table:style-name="Table3.A1" office:value-type="string">
                  <text:p text:style-name="P7">1.</text:p>
                </table:table-cell>
                <table:table-cell table:style-name="Table3.A1" office:value-type="string">
                  <text:p text:style-name="P7">Memeriksakan kesehatan tahanan tersebut ke Rumah sakit {isi4} dan/ atau spesialis {isi5} pada tanggal {isi6}.</text:p>
                </table:table-cell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7">2.</text:p>
                </table:table-cell>
                <table:table-cell table:style-name="Table3.A1" office:value-type="string">
                  <text:p text:style-name="P7">Mengembalikan tahanan tersebut ke tempat tahanan segera setelah selesai pemeriksaan.</text:p>
                </table:table-cell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7">3.</text:p>
                </table:table-cell>
                <table:table-cell table:style-name="Table3.A1" office:value-type="string">
                  <text:p text:style-name="P7">Membuat Berita Acara Pelaksanaan Surat Perintah ini.</text:p>
                </table:table-cell>
              </table:table-row>
            </table:table>
            <text:p text:style-name="P2"><text:soft-page-break/></text:p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2">Kepada : Ybs untuk dilaksanakan</text:p>
                </table:table-cell>
                <table:table-cell table:style-name="Table5.A1" office:value-type="string">
                  <text:p text:style-name="P2">Dikeluarkan di : {lokasi_surat}</text:p>
                </table:table-cell>
              </table:table-row>
              <table:table-row>
                <table:table-cell table:style-name="Table5.A1" office:value-type="string">
                  <text:p text:style-name="P2"/>
                </table:table-cell>
                <table:table-cell table:style-name="Table5.A1" office:value-type="string">
                  <text:p text:style-name="P2">Pada tanggal <text:s text:c="2"/>: {tgl_surat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4">{jabatan_ttd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2"/>
            <text:p text:style-name="P2"/>
            <text:p text:style-name="P2"/>
          </table:table-cell>
        </table:table-row>
        <table:table-row>
          <table:table-cell table:style-name="Table1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4">{nama_ttd}</text:p>
                </table:table-cell>
              </table:table-row>
              <table:table-row>
                <table:table-cell table:style-name="Table7.A2" office:value-type="string">
                  <text:p text:style-name="P4">{pangkat_ttd}/ NIP. {nip_ttd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7">TEMBUSAN :</text:p>
            <text:p text:style-name="P7">[!-- BEGIN tembusan --]{isiTembusan}</text:p>
            <text:p text:style-name="P2">[!-- END tembusan --]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5:21:00Z</meta:creation-date>
    <dc:date>2015-10-22T06:54:42.15</dc:date>
    <meta:editing-cycles>38</meta:editing-cycles>
    <meta:editing-duration>PT9H15M42S</meta:editing-duration>
    <meta:document-statistic meta:table-count="7" meta:image-count="0" meta:object-count="0" meta:page-count="2" meta:paragraph-count="47" meta:word-count="135" meta:character-count="910"/>
    <meta:template xlink:type="simple" xlink:actuate="onRequest" xlink:title="" xlink:href="Normal.dotm"/>
  </office:meta>
</office:document-meta>
</file>